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n_pow = 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2893218813453" calcext:value-type="float">
            <text:p>0,292893218813453</text:p>
          </table:table-cell>
          <table:table-cell office:value-type="float" office:value="0.29643754719508" calcext:value-type="float">
            <text:p>0,29643754719508</text:p>
          </table:table-cell>
          <table:table-cell office:value-type="float" office:value="0.292902057482493" calcext:value-type="float">
            <text:p>0,292902057482493</text:p>
          </table:table-cell>
          <table:table-cell/>
          <table:table-cell office:value-type="string" calcext:value-type="string">
            <text:p>pertur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2893218813453" calcext:value-type="float">
            <text:p>0,292893218813453</text:p>
          </table:table-cell>
          <table:table-cell office:value-type="float" office:value="0.289366567769905" calcext:value-type="float">
            <text:p>0,289366567769905</text:p>
          </table:table-cell>
          <table:table-cell office:value-type="float" office:value="0.292902057482493" calcext:value-type="float">
            <text:p>0,292902057482493</text:p>
          </table:table-cell>
          <table:table-cell/>
          <table:table-cell office:value-type="string" calcext:value-type="string">
            <text:p>cost</text:p>
          </table:table-cell>
          <table:table-cell office:value-type="float" office:value="0.292893218813453" calcext:value-type="float">
            <text:p>0,2928932188134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91141057799798" calcext:value-type="float">
            <text:p>0,291141057799798</text:p>
          </table:table-cell>
          <table:table-cell office:value-type="float" office:value="0.291149697084577" calcext:value-type="float">
            <text:p>0,291149697084577</text:p>
          </table:table-cell>
          <table:table-cell office:value-type="float" office:value="0.292893218813453" calcext:value-type="float">
            <text:p>0,2928932188134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4658770578194" calcext:value-type="float">
            <text:p>0,294658770578194</text:p>
          </table:table-cell>
          <table:table-cell office:value-type="float" office:value="0.294667631482493" calcext:value-type="float">
            <text:p>0,294667631482493</text:p>
          </table:table-cell>
          <table:table-cell office:value-type="float" office:value="0.292893218813453" calcext:value-type="float">
            <text:p>0,29289321881345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292910895820097" calcext:value-type="float">
            <text:p>0,292910895820097</text:p>
          </table:table-cell>
          <table:table-cell office:value-type="float" office:value="0.292893218813452" calcext:value-type="float">
            <text:p>0,29289321881345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i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2]-[.$G$3])/[.$G$2]" office:value-type="float" office:value="0" calcext:value-type="float">
            <text:p>0</text:p>
          </table:table-cell>
          <table:table-cell table:formula="of:=([.C2]-[.$G$3])/[.$G$2]" office:value-type="float" office:value="0.354432838162694" calcext:value-type="float">
            <text:p>0,354432838162694</text:p>
          </table:table-cell>
          <table:table-cell table:formula="of:=([.D2]-[.$G$3])/[.$G$2]" office:value-type="float" office:value="0.000883866904000108" calcext:value-type="float">
            <text:p>0,0008838669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3]-[.$G$3])/[.$G$2]" office:value-type="float" office:value="0" calcext:value-type="float">
            <text:p>0</text:p>
          </table:table-cell>
          <table:table-cell table:formula="of:=([.C3]-[.$G$3])/[.$G$2]" office:value-type="float" office:value="-0.352665104354799" calcext:value-type="float">
            <text:p>-0,352665104354799</text:p>
          </table:table-cell>
          <table:table-cell table:formula="of:=([.D3]-[.$G$3])/[.$G$2]" office:value-type="float" office:value="0.000883866904000108" calcext:value-type="float">
            <text:p>0,00088386690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4]-[.$G$3])/[.$G$2]" office:value-type="float" office:value="-0.1752161013655" calcext:value-type="float">
            <text:p>-0,1752161013655</text:p>
          </table:table-cell>
          <table:table-cell table:formula="of:=([.C4]-[.$G$3])/[.$G$2]" office:value-type="float" office:value="-0.174352172887604" calcext:value-type="float">
            <text:p>-0,174352172887604</text:p>
          </table:table-cell>
          <table:table-cell table:formula="of:=([.D4]-[.$G$3])/[.$G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5]-[.$G$3])/[.$G$2]" office:value-type="float" office:value="0.176555176474097" calcext:value-type="float">
            <text:p>0,176555176474097</text:p>
          </table:table-cell>
          <table:table-cell table:formula="of:=([.C5]-[.$G$3])/[.$G$2]" office:value-type="float" office:value="0.177441266903999" calcext:value-type="float">
            <text:p>0,177441266903999</text:p>
          </table:table-cell>
          <table:table-cell table:formula="of:=([.D5]-[.$G$3])/[.$G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6]-[.$G$3])/[.$G$2]" office:value-type="float" office:value="0.00176770066440124" calcext:value-type="float">
            <text:p>0,001767700664401</text:p>
          </table:table-cell>
          <table:table-cell table:formula="of:=([.C6]-[.$G$3])/[.$G$2]" office:value-type="float" office:value="0.00176770066440124" calcext:value-type="float">
            <text:p>0,001767700664401</text:p>
          </table:table-cell>
          <table:table-cell table:formula="of:=([.D6]-[.$G$3])/[.$G$2]" office:value-type="float" office:value="0" calcext:value-type="float">
            <text:p>0</text:p>
          </table:table-cell>
          <table:table-cell table:number-columns-repeated="3"/>
        </table:table-row>
      </table:table>
      <table:table table:name="pen_pow = 2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578644" calcext:value-type="float">
            <text:p>0,08578644</text:p>
          </table:table-cell>
          <table:table-cell office:value-type="float" office:value="0.08580715" calcext:value-type="float">
            <text:p>0,08580715</text:p>
          </table:table-cell>
          <table:table-cell office:value-type="float" office:value="0.08578644" calcext:value-type="float">
            <text:p>0,08578644</text:p>
          </table:table-cell>
          <table:table-cell/>
          <table:table-cell office:value-type="string" calcext:value-type="string">
            <text:p>pertur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578644" calcext:value-type="float">
            <text:p>0,08578644</text:p>
          </table:table-cell>
          <table:table-cell office:value-type="float" office:value="0.08576573" calcext:value-type="float">
            <text:p>0,08576573</text:p>
          </table:table-cell>
          <table:table-cell office:value-type="float" office:value="0.08578644" calcext:value-type="float">
            <text:p>0,08578644</text:p>
          </table:table-cell>
          <table:table-cell/>
          <table:table-cell office:value-type="string" calcext:value-type="string">
            <text:p>cost</text:p>
          </table:table-cell>
          <table:table-cell office:value-type="float" office:value="0.08578644" calcext:value-type="float">
            <text:p>0,08578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8577608" calcext:value-type="float">
            <text:p>0,08577608</text:p>
          </table:table-cell>
          <table:table-cell office:value-type="float" office:value="0.08578644" calcext:value-type="float">
            <text:p>0,0857864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8579679" calcext:value-type="float">
            <text:p>0,08579679</text:p>
          </table:table-cell>
          <table:table-cell office:value-type="float" office:value="0.08578644" calcext:value-type="float">
            <text:p>0,0857864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.08578644" calcext:value-type="float">
            <text:p>0,0857864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i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2]-[.$G$3])/[.$G$2]" office:value-type="float" office:value="0" calcext:value-type="float">
            <text:p>0</text:p>
          </table:table-cell>
          <table:table-cell table:formula="of:=([.C2]-[.$G$3])/[.$G$2]" office:value-type="float" office:value="0.207099999999932" calcext:value-type="float">
            <text:p>0,207099999999932</text:p>
          </table:table-cell>
          <table:table-cell table:formula="of:=([.D2]-[.$G$3])/[.$G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3]-[.$G$3])/[.$G$2]" office:value-type="float" office:value="0" calcext:value-type="float">
            <text:p>0</text:p>
          </table:table-cell>
          <table:table-cell table:formula="of:=([.C3]-[.$G$3])/[.$G$2]" office:value-type="float" office:value="-0.207100000000071" calcext:value-type="float">
            <text:p>-0,207100000000071</text:p>
          </table:table-cell>
          <table:table-cell table:formula="of:=([.D3]-[.$G$3])/[.$G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4]-[.$G$3])/[.$G$2]" office:value-type="float" office:value="-0.103600000000009" calcext:value-type="float">
            <text:p>-0,103600000000009</text:p>
          </table:table-cell>
          <table:table-cell table:formula="of:=([.C4]-[.$G$3])/[.$G$2]" office:value-type="float" office:value="-0.103600000000009" calcext:value-type="float">
            <text:p>-0,103600000000009</text:p>
          </table:table-cell>
          <table:table-cell table:formula="of:=([.D4]-[.$G$3])/[.$G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5]-[.$G$3])/[.$G$2]" office:value-type="float" office:value="0.103499999999923" calcext:value-type="float">
            <text:p>0,103499999999923</text:p>
          </table:table-cell>
          <table:table-cell table:formula="of:=([.C5]-[.$G$3])/[.$G$2]" office:value-type="float" office:value="0.103499999999923" calcext:value-type="float">
            <text:p>0,103499999999923</text:p>
          </table:table-cell>
          <table:table-cell table:formula="of:=([.D5]-[.$G$3])/[.$G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6]-[.$G$3])/[.$G$2]" office:value-type="float" office:value="0" calcext:value-type="float">
            <text:p>0</text:p>
          </table:table-cell>
          <table:table-cell table:formula="of:=([.C6]-[.$G$3])/[.$G$2]" office:value-type="float" office:value="0" calcext:value-type="float">
            <text:p>0</text:p>
          </table:table-cell>
          <table:table-cell table:formula="of:=([.D6]-[.$G$3])/[.$G$2]" office:value-type="float" office:value="0" calcext:value-type="float">
            <text:p>0</text:p>
          </table:table-cell>
          <table:table-cell table:number-columns-repeated="3"/>
        </table:table-row>
      </table:table>
      <table:table table:name="pen_pow=3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2513537" calcext:value-type="float">
            <text:p>0,02513537</text:p>
          </table:table-cell>
          <table:table-cell table:number-columns-repeated="2"/>
          <table:table-cell office:value-type="string" calcext:value-type="string">
            <text:p>pertur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2511717" calcext:value-type="float">
            <text:p>0,02511717</text:p>
          </table:table-cell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0.02512627" calcext:value-type="float">
            <text:p>0,025126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2512172" calcext:value-type="float">
            <text:p>0,025121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513082" calcext:value-type="float">
            <text:p>0,0251308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i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2]-[.$G$3])/[.$G$2]" office:value-type="float" office:value="-251.2627" calcext:value-type="float">
            <text:p>-251,2627</text:p>
          </table:table-cell>
          <table:table-cell table:formula="of:=([.C2]-[.$G$3])/[.$G$2]" office:value-type="float" office:value="0.0910000000000147" calcext:value-type="float">
            <text:p>0,091000000000015</text:p>
          </table:table-cell>
          <table:table-cell table:formula="of:=([.D2]-[.$G$3])/[.$G$2]" office:value-type="float" office:value="-251.2627" calcext:value-type="float">
            <text:p>-251,26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3]-[.$G$3])/[.$G$2]" office:value-type="float" office:value="-251.2627" calcext:value-type="float">
            <text:p>-251,2627</text:p>
          </table:table-cell>
          <table:table-cell table:formula="of:=([.C3]-[.$G$3])/[.$G$2]" office:value-type="float" office:value="-0.09099999999998" calcext:value-type="float">
            <text:p>-0,09099999999998</text:p>
          </table:table-cell>
          <table:table-cell table:formula="of:=([.D3]-[.$G$3])/[.$G$2]" office:value-type="float" office:value="-251.2627" calcext:value-type="float">
            <text:p>-251,262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4]-[.$G$3])/[.$G$2]" office:value-type="float" office:value="-0.04549999999999" calcext:value-type="float">
            <text:p>-0,04549999999999</text:p>
          </table:table-cell>
          <table:table-cell table:formula="of:=([.C4]-[.$G$3])/[.$G$2]" office:value-type="float" office:value="-0.04549999999999" calcext:value-type="float">
            <text:p>-0,04549999999999</text:p>
          </table:table-cell>
          <table:table-cell table:formula="of:=([.D4]-[.$G$3])/[.$G$2]" office:value-type="float" office:value="-251.2627" calcext:value-type="float">
            <text:p>-251,26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5]-[.$G$3])/[.$G$2]" office:value-type="float" office:value="0.0455000000000247" calcext:value-type="float">
            <text:p>0,045500000000025</text:p>
          </table:table-cell>
          <table:table-cell table:formula="of:=([.C5]-[.$G$3])/[.$G$2]" office:value-type="float" office:value="-251.2627" calcext:value-type="float">
            <text:p>-251,2627</text:p>
          </table:table-cell>
          <table:table-cell table:formula="of:=([.D5]-[.$G$3])/[.$G$2]" office:value-type="float" office:value="-251.2627" calcext:value-type="float">
            <text:p>-251,26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6]-[.$G$3])/[.$G$2]" office:value-type="float" office:value="-251.2627" calcext:value-type="float">
            <text:p>-251,2627</text:p>
          </table:table-cell>
          <table:table-cell table:formula="of:=([.C6]-[.$G$3])/[.$G$2]" office:value-type="float" office:value="-251.2627" calcext:value-type="float">
            <text:p>-251,2627</text:p>
          </table:table-cell>
          <table:table-cell table:formula="of:=([.D6]-[.$G$3])/[.$G$2]" office:value-type="float" office:value="-251.2627" calcext:value-type="float">
            <text:p>-251,262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00-00-00</text:date>, <text:time style:data-style-name="N2" text:time-value="14:52:09.217188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8:31:07.218475689</meta:creation-date>
    <dc:date>2020-11-23T16:19:11.728073691</dc:date>
    <meta:editing-duration>PT3H23M29S</meta:editing-duration>
    <meta:editing-cycles>3</meta:editing-cycles>
    <meta:generator>LibreOffice/6.4.6.2$Linux_X86_64 LibreOffice_project/40$Build-2</meta:generator>
    <meta:document-statistic meta:table-count="3" meta:cell-count="143" meta:object-count="0"/>
  </office:meta>
</office:document-meta>
</file>